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f59fb" officeooo:paragraph-rsid="002f2b70"/>
    </style:style>
    <style:style style:name="P2" style:family="paragraph" style:parent-style-name="Text_20_body">
      <style:text-properties officeooo:rsid="000f59fb" officeooo:paragraph-rsid="0031247d"/>
    </style:style>
    <style:style style:name="P3" style:family="paragraph" style:parent-style-name="Text_20_body">
      <style:text-properties officeooo:paragraph-rsid="002f2b70"/>
    </style:style>
    <style:style style:name="P4" style:family="paragraph" style:parent-style-name="Heading_20_3">
      <style:text-properties officeooo:paragraph-rsid="002f2b70"/>
    </style:style>
    <style:style style:name="P5" style:family="paragraph" style:parent-style-name="Heading_20_1" style:master-page-name="Right_20_Page">
      <style:paragraph-properties style:page-number="auto"/>
      <style:text-properties officeooo:rsid="000f59fb" officeooo:paragraph-rsid="002f2b70"/>
    </style:style>
    <style:style style:name="P6" style:family="paragraph" style:parent-style-name="Heading_20_2">
      <style:text-properties officeooo:paragraph-rsid="002f2b70"/>
    </style:style>
    <style:style style:name="P7" style:family="paragraph" style:parent-style-name="Text_20_body">
      <style:text-properties officeooo:rsid="00320606" officeooo:paragraph-rsid="00320606"/>
    </style:style>
    <style:style style:name="T1" style:family="text">
      <style:text-properties officeooo:rsid="000f59fb"/>
    </style:style>
    <style:style style:name="T2" style:family="text">
      <style:text-properties officeooo:rsid="003124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ve Days in May</text:h>
      <text:p text:style-name="P6">(<text:span text:style-name="T1">Blue Rodeo</text:span>)</text:p>
      <text:p text:style-name="P7">Capo 3</text:p>
      <text:p text:style-name="P4">[INTRO]</text:p>
      <text:p text:style-name="P1">Em <text:s/>D <text:s/>Am <text:s/>C</text:p>
      <text:p text:style-name="P4">[VERSE 1]</text:p>
      <text:p text:style-name="P3">Em</text:p>
      <text:p text:style-name="P1">They met in a hurricane</text:p>
      <text:p text:style-name="P1">D</text:p>
      <text:p text:style-name="P1">Standing in the shelter out of the rain</text:p>
      <text:p text:style-name="P1">Am <text:s text:c="24"/>C</text:p>
      <text:p text:style-name="P1">She tucked a note into his hand</text:p>
      <text:p text:style-name="P1">Em</text:p>
      <text:p text:style-name="P1">Later on they took his car</text:p>
      <text:p text:style-name="P1">D</text:p>
      <text:p text:style-name="P1">Drove on down where the beaches are</text:p>
      <text:p text:style-name="P1">Am <text:s text:c="22"/>C</text:p>
      <text:p text:style-name="P1">He wrote her name in the sand</text:p>
      <text:p text:style-name="P1">G <text:s text:c="9"/>F <text:s text:c="12"/>C <text:s text:c="3"/>D</text:p>
      <text:p text:style-name="P1">Never even let go of her hand</text:p>
      <text:p text:style-name="P4">[VERSE 2]</text:p>
      <text:p text:style-name="P1">Em</text:p>
      <text:p text:style-name="P1">Somehow they stayed that way</text:p>
      <text:p text:style-name="P1">D</text:p>
      <text:p text:style-name="P1">For those 5 days in May</text:p>
      <text:p text:style-name="P1">Am <text:s text:c="28"/>C</text:p>
      <text:p text:style-name="P1">Made all the stars around them shine</text:p>
      <text:p text:style-name="P1">Em</text:p>
      <text:p text:style-name="P1">Funny how you can look in vain</text:p>
      <text:p text:style-name="P1">D</text:p>
      <text:p text:style-name="P1">Living on nerves and such sweet pain</text:p>
      <text:p text:style-name="P1">Am <text:s text:c="25"/>C</text:p>
      <text:p text:style-name="P1">The loneliness that cuts so fine</text:p>
      <text:p text:style-name="P1">G <text:s text:c="22"/>F <text:s text:c="14"/>C <text:s text:c="4"/>D</text:p>
      <text:p text:style-name="P1">To find the face you've seen a thousand times</text:p>
      <text:p text:style-name="P4"><text:soft-page-break/>[CHORUS]</text:p>
      <text:p text:style-name="P1">C</text:p>
      <text:p text:style-name="P1">Sometimes the world begins</text:p>
      <text:p text:style-name="P1">C</text:p>
      <text:p text:style-name="P1">To set you up on your feet again</text:p>
      <text:p text:style-name="P1"><text:span text:style-name="T2">B</text:span>m <text:s text:c="26"/>D</text:p>
      <text:p text:style-name="P1">It wipes the tears from your eyes</text:p>
      <text:p text:style-name="P1">C</text:p>
      <text:p text:style-name="P1">How will you ever know</text:p>
      <text:p text:style-name="P1">C</text:p>
      <text:p text:style-name="P1">The way that circumstances go</text:p>
      <text:p text:style-name="P1"><text:span text:style-name="T2">B</text:span>m <text:s text:c="27"/>D</text:p>
      <text:p text:style-name="P1">Always going to hit you by surprise</text:p>
      <text:p text:style-name="P2"><text:s text:c="2"/>Am <text:s text:c="11"/>G</text:p>
      <text:p text:style-name="P2">I know my past, <text:span text:style-name="T2">y</text:span>ou were there</text:p>
      <text:p text:style-name="P2"><text:s text:c="3"/>C <text:s text:c="14"/>Em<text:span text:style-name="T2">7</text:span> <text:s text:c="14"/><text:span text:style-name="T2">Em</text:span></text:p>
      <text:p text:style-name="P2">In everything I've done, You are the one</text:p>
      <text:p text:style-name="P4">[<text:span text:style-name="T1">VERSE 3</text:span>]</text:p>
      <text:p text:style-name="P1">Em</text:p>
      <text:p text:style-name="P1">Looking back it's hard to tell</text:p>
      <text:p text:style-name="P1">D</text:p>
      <text:p text:style-name="P1">Why they stood while others fell</text:p>
      <text:p text:style-name="P1">Am <text:s text:c="24"/>C</text:p>
      <text:p text:style-name="P1">Spend your life working it out</text:p>
      <text:p text:style-name="P1">Em</text:p>
      <text:p text:style-name="P1">All I know is one cloudy day</text:p>
      <text:p text:style-name="P1">D</text:p>
      <text:p text:style-name="P1">They both just ran away</text:p>
      <text:p text:style-name="P1">Am <text:s text:c="28"/>C</text:p>
      <text:p text:style-name="P1">Rain on the windshield heading South</text:p>
      <text:p text:style-name="P1">G <text:s text:c="12"/>F <text:s text:c="15"/>C <text:s text:c="4"/>D</text:p>
      <text:p text:style-name="P1">She loved the lines around his mouth</text:p>
      <text:p text:style-name="P1"/>
      <text:p text:style-name="P1"/>
      <text:p text:style-name="P1"/>
      <text:p text:style-name="P1"/>
      <text:p text:style-name="P1"/>
      <text:p text:style-name="P4"><text:soft-page-break/>[CHORUS]</text:p>
      <text:p text:style-name="P2">C</text:p>
      <text:p text:style-name="P2">Sometimes the world begins</text:p>
      <text:p text:style-name="P2">C</text:p>
      <text:p text:style-name="P2">To set you up on your feet again</text:p>
      <text:p text:style-name="P2"><text:span text:style-name="T2">B</text:span>m <text:s text:c="26"/>D</text:p>
      <text:p text:style-name="P2">It wipes the tears from your eyes</text:p>
      <text:p text:style-name="P2">C</text:p>
      <text:p text:style-name="P2">How will you ever know</text:p>
      <text:p text:style-name="P2">C</text:p>
      <text:p text:style-name="P2">The way that circumstances go</text:p>
      <text:p text:style-name="P2"><text:span text:style-name="T2">B</text:span>m <text:s text:c="27"/>D</text:p>
      <text:p text:style-name="P2">Always going to hit you by surprise</text:p>
      <text:p text:style-name="P2"><text:s text:c="2"/>Am <text:s text:c="11"/>G</text:p>
      <text:p text:style-name="P2">I know my past, <text:span text:style-name="T2">y</text:span>ou were there</text:p>
      <text:p text:style-name="P2"><text:s text:c="3"/>C <text:s text:c="14"/>Em<text:span text:style-name="T2">7</text:span> <text:s text:c="14"/><text:span text:style-name="T2">Em</text:span></text:p>
      <text:p text:style-name="P2">In everything I've done, You are the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4M44S</meta:editing-duration>
    <meta:editing-cycles>35</meta:editing-cycles>
    <meta:generator>LibreOffice/5.3.6.1$MacOSX_X86_64 LibreOffice_project/686f202eff87ef707079aeb7f485847613344eb7</meta:generator>
    <dc:title>Lyrics + Chords</dc:title>
    <dc:date>2018-02-13T15:22:53.885229733</dc:date>
    <meta:print-date>2017-04-03T12:23:29.985893000</meta:print-date>
    <meta:document-statistic meta:table-count="0" meta:image-count="0" meta:object-count="0" meta:page-count="3" meta:paragraph-count="84" meta:word-count="322" meta:character-count="1798" meta:non-whitespace-character-count="111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